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Midnightblue-subtitle">
      <style:graphic-properties draw:fill-color="#ffffff" fo:min-height="11.592cm" loext:decorative="false"/>
      <style:paragraph-properties style:writing-mode="lr-tb"/>
    </style:style>
    <style:style style:name="pr2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Midnightblue-title">
      <style:graphic-properties draw:auto-grow-height="true" fo:min-height="1.997cm" loext:decorative="false"/>
      <style:paragraph-properties style:writing-mode="lr-tb"/>
    </style:style>
    <style:style style:name="pr4" style:family="presentation" style:parent-style-name="Midnightblue-outline1">
      <style:graphic-properties draw:textarea-horizontal-align="right" draw:textarea-vertical-align="justify" draw:auto-grow-height="false" draw:auto-grow-width="false" fo:min-height="0.101cm" loext:decorative="false"/>
      <style:paragraph-properties style:writing-mode="lr-tb"/>
    </style:style>
    <style:style style:name="pr5" style:family="presentation" style:parent-style-name="Midnightblue-title">
      <style:graphic-properties fo:min-height="1.998cm" loext:decorative="false"/>
      <style:paragraph-properties style:writing-mode="lr-tb"/>
    </style:style>
    <style:style style:name="pr6" style:family="presentation" style:parent-style-name="Midnightblue-outline1">
      <style:graphic-properties fo:min-height="10.501cm" loext:decorative="false"/>
      <style:paragraph-properties style:writing-mode="lr-tb"/>
    </style:style>
    <style:style style:name="pr7" style:family="presentation" style:parent-style-name="Midnightblue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style:text-properties fo:color="#000000" loext:opacity="100%" fo:text-shadow="1pt 1pt"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loext:graphic-properties draw:fill-color="#ffffff"/>
      <style:text-properties fo:color="#000000" loext:opacity="100%" fo:text-shadow="1pt 1pt"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5" style:family="paragraph">
      <loext:graphic-properties draw:fill="none" draw:fill-color="#ffffff"/>
    </style:style>
    <style:style style:name="T1" style:family="text">
      <style:text-properties fo:color="#000000" loext:opacity="100%" fo:text-shadow="1pt 1pt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variant="normal" fo:text-transform="none" style:text-outline="false" style:text-line-through-style="none" style:text-line-through-type="none" fo:font-size="24pt" fo:font-style="normal" fo:text-shadow="none" style:letter-kerning="true" style:font-size-asian="24pt" style:font-style-asian="normal" style:font-size-complex="24pt" style:font-style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letter-kerning="true" style:font-size-asian="24pt" style:font-style-asian="normal" style:font-size-complex="24pt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800080" loext:opacity="100%" style:text-outline="false" style:text-line-through-style="none" style:text-line-through-type="none" fo:font-size="24pt" fo:font-style="normal" fo:text-shadow="none" style:text-underline-style="solid" style:text-underline-width="auto" style:text-underline-color="font-color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2c3e50" loext:opacity="100%" style:text-underline-style="none" fo:font-weight="bold" style:font-weight-asian="bold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bf0041" loext:opacity="100%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2" draw:layer="layout" svg:width="11cm" svg:height="11.592cm" svg:x="8.385cm" svg:y="2.378cm" presentation:class="subtitle" presentation:user-transformed="true">
          <draw:text-box>
            <text:p text:style-name="P1"><text:span text:style-name="T1">SPEEDRUN SHOWDOWN RANK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What is it?</text:p>
          </draw:text-box>
        </draw:frame>
        <draw:frame presentation:style-name="pr4" draw:layer="layout" svg:width="19.05cm" svg:height="9.24cm" svg:x="4.445cm" svg:y="6cm" presentation:class="outline" presentation:user-transformed="true">
          <draw:text-box>
            <text:list text:style-name="L2">
              <text:list-item>
                <text:p text:style-name="P4"><text:span text:style-name="T2">Speedrun Showdown is a Minecraft Server Plugin </text:span><text:span text:style-name="T3">originally</text:span><text:span text:style-name="T2"> developed by </text:span><text:span text:style-name="T4">Kai Nakamura</text:span><text:span text:style-name="T5"> </text:span><text:span text:style-name="T6">back in 2022</text:span></text:p>
              </text:list-item>
              <text:list-item>
                <text:p>2 Teams Start in the same brand new world with nothing</text:p>
              </text:list-item>
              <text:list-item>
                <text:p>Whichever team lands the killing blow on the Ender Dragon Wins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What did you do?</text:p>
          </draw:text-box>
        </draw:frame>
        <draw:frame presentation:style-name="pr6" draw:layer="layout" svg:width="26cm" svg:height="10.5cm" svg:x="1cm" svg:y="4.125cm" presentation:class="outline">
          <draw:text-box>
            <text:list text:style-name="L2">
              <text:list-item>
                <text:p>Updated the 4 year old plugin for 1.21.11</text:p>
              </text:list-item>
              <text:list-item>
                <text:p>Made a Minecraft Server and Discord Ranking Bot</text:p>
              </text:list-item>
              <text:list-item>
                <text:p>Join SRSD Queues with other Players and Climb the ELO ladder! </text:p>
              </text:list-item>
              <text:list-item>
                <text:p>Open 24/7!</text:p>
              </text:list-item>
              <text:list-item>
                <text:p><text:span text:style-name="T7">Note 1: Currently only 2 gameplay lobbies open</text:span></text:p>
              </text:list-item>
              <text:list-item>
                <text:p><text:span text:style-name="T7">Note 2: The Queue System is in Alpha. Expect weirdness. Patience </text:span><text:span text:style-name="T7">is appreciated :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.997cm" svg:x="1cm" svg:y="0.627cm" presentation:class="title" presentation:user-transformed="true">
          <draw:text-box>
            <text:p>Other Rules</text:p>
          </draw:text-box>
        </draw:frame>
        <draw:frame presentation:style-name="pr6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vP is ON</text:p>
              </text:list-item>
              <text:list-item>
                <text:p>Everyone gets a compass that points to the nearest teammate/opponent (left/right click)</text:p>
              </text:list-item>
              <text:list-item>
                <text:p>When you die you Keep all Tools and Armor </text:p>
                <text:list>
                  <text:list-item>
                    <text:p>Includes Buckets/Shears/Fishing Rod/Flint and Steel</text:p>
                  </text:list-item>
                  <text:list-item>
                    <text:p>Lose everything else</text:p>
                  </text:list-item>
                </text:list>
              </text:list-item>
              <text:list-item>
                <text:p>When you respawn and enter portals you get a few seconds of damage/knockback resistance</text:p>
              </text:list-item>
              <text:list-item>
                <text:p>Bed and Respawn Anchor Explosions have been disabled*</text:p>
              </text:list-item>
            </text:list>
          </draw:text-box>
        </draw:frame>
        <draw:frame draw:style-name="gr2" draw:text-style-name="P5" draw:layer="layout" svg:width="20.662cm" svg:height="0.988cm" svg:x="1.27cm" svg:y="13.97cm">
          <draw:text-box>
            <text:p>* Beds can explode in The End if within 8 blocks of the fountai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.997cm" svg:x="1cm" svg:y="0.627cm" presentation:class="title" presentation:user-transformed="true">
          <draw:text-box>
            <text:p>Changes</text:p>
          </draw:text-box>
        </draw:frame>
        <draw:frame presentation:style-name="pr6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If your in the nether for 8 minutes you unlock /locatefortress or /locatebastion</text:p>
              </text:list-item>
              <text:list-item>
                <text:p>Dream Luck</text:p>
                <text:list>
                  <text:list-item>
                    <text:p>Endermen/Blaze Drop Rates (100%/75%)</text:p>
                  </text:list-item>
                  <text:list-item>
                    <text:p>Piglin Trades use 1.16.1 Loot Table</text:p>
                  </text:list-item>
                </text:list>
              </text:list-item>
              <text:list-item>
                <text:p>Piglin Brutes get Thanos Snapped when Argo</text:p>
              </text:list-item>
              <text:list-item>
                <text:p>Dragon Water Traps are Prevent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World Settings</text:p>
          </draw:text-box>
        </draw:frame>
        <draw:frame presentation:style-name="pr6" draw:layer="layout" svg:width="26cm" svg:height="10.5cm" svg:x="1cm" svg:y="4.125cm" presentation:class="outline">
          <draw:text-box>
            <text:list text:style-name="L2">
              <text:list-item>
                <text:p>World Border</text:p>
                <text:list>
                  <text:list-item>
                    <text:p>Overworld: 4K Radius</text:p>
                    <text:list>
                      <text:list-item>
                        <text:p>Can only reach ring 1 strongholds (1.3K-2.8K from [0,0])</text:p>
                      </text:list-item>
                    </text:list>
                  </text:list-item>
                  <text:list-item>
                    <text:p>Nether: 500 Radius</text:p>
                  </text:list-item>
                  <text:list-item>
                    <text:p>End: 500 Radius</text:p>
                  </text:list-item>
                </text:list>
              </text:list-item>
              <text:list-item>
                <text:p>Plugin Automatically Filters Seeds that don’t have a Fortress and a Bastion within the world bord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Sudden Death</text:p>
          </draw:text-box>
        </draw:frame>
        <draw:frame presentation:style-name="pr6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If no one in The End for 90 Mins → Sudden Death</text:p>
                <text:list>
                  <text:list-item>
                    <text:p>All players are teleported to the End</text:p>
                  </text:list-item>
                  <text:list-item>
                    <text:p>All Crystals are Destroyed, Dragon health reduced to 25%</text:p>
                  </text:list-item>
                  <text:list-item>
                    <text:p>Last team standing, or whoever kills the dragon wins</text:p>
                  </text:list-item>
                </text:list>
              </text:list-item>
              <text:list-item>
                <text:p>The max length of a game is 105 minutes</text:p>
                <text:list>
                  <text:list-item>
                    <text:p>Sudden Death can take up to 15 minutes</text:p>
                  </text:list-item>
                  <text:list-item>
                    <text:p>If this time limit is exceeded then the winner is decided by progression points</text:p>
                  </text:list-item>
                  <text:list-item>
                    <text:p>If progression points are equal then the game ends in a draw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Progression Points</text:p>
          </draw:text-box>
        </draw:frame>
        <draw:frame presentation:style-name="pr6" draw:layer="layout" svg:width="26cm" svg:height="10.5cm" svg:x="1cm" svg:y="4.125cm" presentation:class="outline">
          <draw:text-box>
            <text:list text:style-name="L2">
              <text:list-item>
                <text:p text:style-name="P4">Teams that get certain Advancements first get Progression Points</text:p>
                <text:list>
                  <text:list-item>
                    <text:p>There are 7 Advancement Progression Points (APP)</text:p>
                    <text:list>
                      <text:list-item>
                        <text:p>Acquire Hardware, Ice Bucket Challenge, We Need to Go Deeper, Those Were the Days, Oh Shiny!, A Terrible Fortress, Eye Spy</text:p>
                      </text:list-item>
                      <text:list-item>
                        <text:p>Use /listprogressionpoints</text:p>
                      </text:list-item>
                    </text:list>
                  </text:list-item>
                  <text:list-item>
                    <text:p>Winning Sudden Death (SD) is Worth 2.5</text:p>
                  </text:list-item>
                </text:list>
              </text:list-item>
              <text:list-item>
                <text:p>Special Win Condition! If a team has 5 APP when SD starts, they automatically win!</text:p>
                <text:list>
                  <text:list-item>
                    <text:p>9.5 Points Total! 9.5/2 = 4.75 → 5 minimum to force a wi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World Settings</text:p>
          </draw:text-box>
        </draw:frame>
        <draw:frame presentation:style-name="pr6" draw:layer="layout" svg:width="26cm" svg:height="10.5cm" svg:x="1cm" svg:y="4.125cm" presentation:class="outline">
          <draw:text-box>
            <text:list text:style-name="L2">
              <text:list-item>
                <text:p>World Border</text:p>
                <text:list>
                  <text:list-item>
                    <text:p>Overworld: 4K Radius</text:p>
                    <text:list>
                      <text:list-item>
                        <text:p>Can only reach ring 1 strongholds (1.3K-2.8K from [0,0])</text:p>
                      </text:list-item>
                    </text:list>
                  </text:list-item>
                  <text:list-item>
                    <text:p>Nether: 500 Radius</text:p>
                  </text:list-item>
                  <text:list-item>
                    <text:p>End: 500 Radius</text:p>
                  </text:list-item>
                </text:list>
              </text:list-item>
              <text:list-item>
                <text:p>Plugin Automatically Filters Seeds that don’t have a Fortress and a Bastion within the world border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How do I Join?</text:p>
          </draw:text-box>
        </draw:frame>
        <draw:frame presentation:style-name="pr6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Join the Discord (link in description)</text:p>
              </text:list-item>
              <text:list-item>
                <text:p>SpeedrunShowdownLeague category → #options channel → press Join</text:p>
              </text:list-item>
              <text:list-item>
                <text:p text:style-name="P4">Download the 1.21.11 Vanillaish Modpack in the #rules channel </text:p>
                <text:list>
                  <text:list-item>
                    <text:p><text:span text:style-name="T8">ONLY THE MODS IN THE WHITE LIST ARE ALLOWED</text:span></text:p>
                  </text:list-item>
                </text:list>
              </text:list-item>
              <text:list-item>
                <text:p text:style-name="P4">Join the SRSD Minecraft Server (IP in discord)</text:p>
              </text:list-item>
              <text:list-item>
                <text:p>Open the #bot-commands channel → <text:span text:style-name="T9">$linkdiscord</text:span></text:p>
              </text:list-item>
              <text:list-item>
                <text:p>The bot will DM you a random 6 digit code → use the <text:span text:style-name="T9">/link_discord &lt;link_code&gt;</text:span> command in Minecraft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How To Join a Queue</text:p>
          </draw:text-box>
        </draw:frame>
        <draw:frame presentation:style-name="pr6" draw:layer="layout" svg:width="26cm" svg:height="10.5cm" svg:x="1cm" svg:y="4.125cm" presentation:class="outline">
          <draw:text-box>
            <text:list text:style-name="L2">
              <text:list-item>
                <text:p>Use <text:span text:style-name="T9">/status</text:span> to see which lobbies are open</text:p>
              </text:list-item>
              <text:list-item>
                <text:p>Use <text:span text:style-name="T9">/join_queue solo/duos/team</text:span><text:span text:style-name="T10"> to join a queue</text:span></text:p>
              </text:list-item>
              <text:list-item>
                <text:p><text:span text:style-name="T10">Queues start in Enroll phase (waiting for players)</text:span></text:p>
              </text:list-item>
              <text:list-item>
                <text:p><text:span text:style-name="T10">Once enough players join → Pregame phase</text:span></text:p>
              </text:list-item>
              <text:list-item>
                <text:p><text:span text:style-name="T10">In Pregame players can veto seeds</text:span></text:p>
              </text:list-item>
              <text:list-item>
                <text:p><text:span text:style-name="T10">Once pregame ends the bot makes teams based on everyone’s ELO rating and the match starts</text:span></text:p>
              </text:list-item>
              <text:list-item>
                <text:p><text:span text:style-name="T10">When a team wins ELO rankings are automatically updat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Gradient_20_5" draw:display-name="Gradient 5" draw:style="radial" draw:cx="50%" draw:cy="100%" draw:start-color="#ff8000" draw:end-color="#ffff00" draw:start-intensity="100%" draw:end-intensity="100%" draw:border="0%">
      <loext:gradient-stop svg:offset="0" loext:color-type="rgb" loext:color-value="#ff8000"/>
      <loext:gradient-stop svg:offset="1" loext:color-type="rgb" loext:color-value="#ffff00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6" draw:display-name="Transparency 6" draw:style="radial" draw:cx="50%" draw:cy="90%" draw:start="0%" draw:end="10%" draw:border="30%">
      <loext:opacity-stop svg:offset="0" svg:stop-opacity="0"/>
      <loext:opacity-stop svg:offset="1" svg:stop-opacity="0.1"/>
    </draw:opacity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3465a4"/>
      <style:text-properties fo:color="#dddddd" loext:opacity="100%"/>
    </style:style>
    <style:style style:name="Filled_20_Green" style:display-name="Filled Green" style:family="graphic" style:parent-style-name="Filled">
      <style:graphic-properties draw:fill="solid" draw:fill-color="#168253"/>
      <style:text-properties fo:color="#dddddd" loext:opacity="100%"/>
    </style:style>
    <style:style style:name="Filled_20_Red" style:display-name="Filled Red" style:family="graphic" style:parent-style-name="Filled">
      <style:graphic-properties draw:fill="solid" draw:fill-color="#f10d0c"/>
      <style:text-properties fo:color="#dddddd" loext:opacity="100%"/>
    </style:style>
    <style:style style:name="Filled_20_Yellow" style:display-name="Filled Yellow" style:family="graphic" style:parent-style-name="Filled">
      <style:graphic-properties draw:fill="solid" draw:fill-color="#e8a202"/>
      <style:text-properties fo:color="#dddddd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465a4"/>
      <style:text-properties fo:color="#3465a4" loext:opacity="100%"/>
    </style:style>
    <style:style style:name="Outlined_20_Green" style:display-name="Outlined Green" style:family="graphic" style:parent-style-name="Outlined">
      <style:graphic-properties svg:stroke-color="#168253"/>
      <style:text-properties fo:color="#168253" loext:opacity="100%"/>
    </style:style>
    <style:style style:name="Outlined_20_Red" style:display-name="Outlined Red" style:family="graphic" style:parent-style-name="Outlined">
      <style:graphic-properties svg:stroke-color="#f10d0c"/>
      <style:text-properties fo:color="#f10d0c" loext:opacity="100%"/>
    </style:style>
    <style:style style:name="Outlined_20_Yellow" style:display-name="Outlined Yellow" style:family="graphic" style:parent-style-name="Outlined">
      <style:graphic-properties draw:stroke="solid" svg:stroke-color="#e8a202"/>
      <style:text-properties fo:color="#e8a202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lled_20_Orange" style:display-name="Filled Orange" style:family="graphic" style:parent-style-name="Filled">
      <style:graphic-properties draw:fill="solid" draw:fill-color="#ea7500"/>
      <style:text-properties fo:color="#dddddd" loext:opacity="100%"/>
    </style:style>
    <style:style style:name="Filled_20_Purple" style:display-name="Filled Purple" style:family="graphic" style:parent-style-name="Filled">
      <style:graphic-properties draw:fill="solid" draw:fill-color="#780373"/>
      <style:text-properties fo:color="#dddddd" loext:opacity="100%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 loext:tab-stop-distance="0cm">
        <style:tab-stops/>
      </style:paragraph-properties>
      <style:text-properties fo:font-size="22pt" style:font-size-asian="22pt" style:font-size-complex="22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 loext:tab-stop-distance="0cm">
        <style:tab-stops/>
      </style:paragraph-properties>
      <style:text-properties fo:font-size="20pt" style:font-size-asian="20pt" style:font-size-complex="20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 loext:tab-stop-distance="0cm">
        <style:tab-stops/>
      </style:paragraph-properties>
      <style:text-properties fo:font-size="18pt" style:font-size-asian="18pt" style:font-size-complex="18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 loext:tab-stop-distance="0cm">
        <style:tab-stops/>
      </style:paragraph-properties>
      <style:text-properties fo:font-size="16pt" style:font-size-asian="16pt" style:font-size-complex="16pt"/>
    </style:style>
    <style:style style:name="Focus-outline6" style:family="presentation" style:parent-style-name="Focus-outline5">
      <style:text-properties fo:font-size="14pt" style:font-size-asian="14pt" style:font-size-complex="14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22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20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8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22pt" style:font-size-asian="22pt" style:font-size-complex="22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8pt" style:font-size-asian="18pt" style:font-size-complex="18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16pt" style:font-size-asian="16pt" style:font-size-complex="16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20pt" style:font-size-asian="20pt" style:font-size-complex="20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8pt" style:font-size-asian="18pt" style:font-size-complex="18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" style:font-family-complex="'Noto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Filled_20_Red">
      <style:graphic-properties draw:fill="solid" draw:fill-color="#f10d0c" loext:decorative="false"/>
    </style:style>
    <style:style style:name="Mgr4" style:family="graphic" style:parent-style-name="Filled_20_Orange">
      <style:graphic-properties draw:stroke="none" draw:fill="solid" draw:fill-color="#ea7500" loext:decorative="false"/>
    </style:style>
    <style:style style:name="Mgr5" style:family="graphic" style:parent-style-name="Filled_20_Yellow">
      <style:graphic-properties draw:fill="solid" draw:fill-color="#e8a202" loext:decorative="false"/>
    </style:style>
    <style:style style:name="Mgr6" style:family="graphic" style:parent-style-name="Filled_20_Green">
      <style:graphic-properties draw:fill="solid" draw:fill-color="#168253" loext:decorative="false"/>
    </style:style>
    <style:style style:name="Mgr7" style:family="graphic" style:parent-style-name="Filled_20_Blue">
      <style:graphic-properties draw:fill="solid" draw:fill-color="#3465a4" loext:decorative="false"/>
    </style:style>
    <style:style style:name="Mgr8" style:family="graphic" style:parent-style-name="Filled_20_Purple">
      <style:graphic-properties draw:stroke="none" draw:fill="solid" draw:fill-color="#780373" loext:decorative="false"/>
    </style:style>
    <style:style style:name="Mgr9" style:family="graphic" style:parent-style-name="Filled_20_Orange">
      <style:graphic-properties loext:decorative="false"/>
    </style:style>
    <style:style style:name="Mgr10" style:family="graphic" style:parent-style-name="Filled_20_Purple">
      <style:graphic-properties loext:decorative="false"/>
    </style:style>
    <style:style style:name="Mgr11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12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pr1" style:family="presentation" style:parent-style-name="Focus-backgroundobjects">
      <style:graphic-properties draw:fill="none" draw:fill-color="#ffffff" fo:min-height="1cm" loext:decorative="false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Focus1-backgroundobjects">
      <style:graphic-properties draw:fill="none" draw:fill-color="#ffffff" fo:min-height="1cm" loext:decorative="false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Focus2-backgroundobjects">
      <style:graphic-properties draw:fill="none" draw:fill-color="#ffffff" fo:min-height="1cm" loext:decorative="false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Focus3-backgroundobjects">
      <style:graphic-properties draw:fill="none" draw:fill-color="#ffffff" fo:min-height="1cm" loext:decorative="false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6" style:family="presentation" style:parent-style-name="Midnightblue-backgroundobjects">
      <style:graphic-properties fo:min-height="0.75cm" loext:decorative="false"/>
      <style:paragraph-properties style:writing-mode="lr-tb"/>
    </style:style>
    <style:style style:name="Mpr17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18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19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text-properties fo:color="#dddddd" loext:opacity="100%"/>
    </style:style>
    <style:style style:name="MP6" style:family="paragraph">
      <loext:graphic-properties draw:fill="solid" draw:fill-color="#ea7500"/>
      <style:text-properties fo:color="#dddddd" loext:opacity="100%"/>
    </style:style>
    <style:style style:name="MP7" style:family="paragraph">
      <loext:graphic-properties draw:fill="solid" draw:fill-color="#e8a202"/>
      <style:text-properties fo:color="#dddddd" loext:opacity="100%"/>
    </style:style>
    <style:style style:name="MP8" style:family="paragraph">
      <loext:graphic-properties draw:fill="solid" draw:fill-color="#168253"/>
      <style:text-properties fo:color="#dddddd" loext:opacity="100%"/>
    </style:style>
    <style:style style:name="MP9" style:family="paragraph">
      <loext:graphic-properties draw:fill="solid" draw:fill-color="#3465a4"/>
      <style:text-properties fo:color="#dddddd" loext:opacity="100%"/>
    </style:style>
    <style:style style:name="MP10" style:family="paragraph">
      <loext:graphic-properties draw:fill="solid" draw:fill-color="#780373"/>
      <style:text-properties fo:color="#dddddd" loext:opacity="100%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solid" draw:fill-color="#2c3e50"/>
    </style:style>
    <style:style style:name="MP14" style:family="paragraph">
      <loext:graphic-properties draw:fill="solid" draw:fill-color="#1abc9c" draw:opacity="100%"/>
    </style:style>
    <style:style style:name="MP15" style:family="paragraph">
      <style:paragraph-properties fo:text-align="center"/>
    </style:style>
    <style:style style:name="MP16" style:family="paragraph">
      <style:paragraph-properties fo:text-align="end"/>
    </style:style>
    <style:style style:name="MP17" style:family="paragraph">
      <loext:graphic-properties draw:fill="none" draw:fill-color="#ffffff"/>
    </style:style>
    <style:style style:name="MP18" style:family="paragraph">
      <loext:graphic-properties draw:fill="none" draw:fill-color="#ffffff"/>
      <style:paragraph-properties fo:text-align="end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color="#808080" loext:opacity="100%" fo:font-size="14pt" style:font-size-asian="14pt" style:font-size-complex="14pt"/>
    </style:style>
    <style:style style:name="MT3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4cm" svg:height="1.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4cm" svg:height="1.4cm" svg:x="11.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4cm" svg:height="1.4cm" svg:x="0cm" svg:y="28.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4cm" svg:height="1.4cm" svg:x="11.6cm" svg:y="28.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0.8cm" svg:y="3.307cm"/>
      <draw:page-thumbnail draw:layer="backgroundobjects" svg:width="9.294cm" svg:height="5.227cm" svg:x="0.8cm" svg:y="11.355cm"/>
      <draw:page-thumbnail draw:layer="backgroundobjects" svg:width="9.294cm" svg:height="5.227cm" svg:x="0.8cm" svg:y="19.403cm"/>
      <draw:page-thumbnail draw:layer="backgroundobjects" svg:width="9.294cm" svg:height="5.227cm" svg:x="10.894cm" svg:y="3.307cm"/>
      <draw:page-thumbnail draw:layer="backgroundobjects" svg:width="9.294cm" svg:height="5.227cm" svg:x="10.894cm" svg:y="11.355cm"/>
      <draw:page-thumbnail draw:layer="backgroundobjects" svg:width="9.294cm" svg:height="5.227cm" svg:x="10.894cm" svg:y="19.403cm"/>
    </style:handout-master>
    <style:master-page style:name="Focu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13.5cm" svg:height="8cm" svg:x="0cm" svg:y="0cm" svg:viewBox="0 0 13501 8001" draw:points="0,0 0,500 10405,8001 13501,0">
        <text:p/>
      </draw:polygon>
      <draw:polygon draw:style-name="Mgr4" draw:text-style-name="MP6" draw:layer="backgroundobjects" svg:width="16cm" svg:height="6cm" svg:x="12cm" svg:y="0cm" svg:viewBox="0 0 16001 6001" draw:points="16001,0 2500,0 0,6001 16001,2500">
        <text:p/>
      </draw:polygon>
      <draw:polygon draw:style-name="Mgr5" draw:text-style-name="MP7" draw:layer="backgroundobjects" svg:width="12.5cm" svg:height="10.5cm" svg:x="15.5cm" svg:y="3.5cm" svg:viewBox="0 0 12501 10501" draw:points="12501,10501 12501,0 0,2500">
        <text:p/>
      </draw:polygon>
      <draw:polygon draw:style-name="Mgr6" draw:text-style-name="MP8" draw:layer="backgroundobjects" svg:width="12.5cm" svg:height="7.25cm" svg:x="15.5cm" svg:y="8.5cm" svg:viewBox="0 0 12501 7251" draw:points="12501,7251 12501,6501 2000,0 0,7251">
        <text:p/>
      </draw:polygon>
      <draw:polygon draw:style-name="Mgr7" draw:text-style-name="MP9" draw:layer="backgroundobjects" svg:width="16cm" svg:height="5.3cm" svg:x="0cm" svg:y="10.45cm" svg:viewBox="0 0 16001 5301" draw:points="0,5301 14501,5301 16001,0 0,2546">
        <text:p/>
      </draw:polygon>
      <draw:polygon draw:style-name="Mgr8" draw:text-style-name="MP10" draw:layer="backgroundobjects" svg:width="12cm" svg:height="10.5cm" svg:x="0cm" svg:y="1.5cm" svg:viewBox="0 0 12001 10501" draw:points="0,0 0,10501 12001,8501">
        <text:p/>
      </draw:polygon>
      <draw:frame presentation:style-name="Mpr1" draw:text-style-name="MP2" draw:layer="backgroundobjects" svg:width="6.5cm" svg:height="1cm" svg:x="1cm" svg:y="14.5cm" presentation:class="date-time">
        <draw:text-box>
          <text:p text:style-name="MP1"><presentation:date-time/></text:p>
        </draw:text-box>
      </draw:frame>
      <draw:frame presentation:style-name="Mpr1" draw:text-style-name="MP12" draw:layer="backgroundobjects" svg:width="9cm" svg:height="1cm" svg:x="9.5cm" svg:y="14.5cm" presentation:class="footer">
        <draw:text-box>
          <text:p text:style-name="MP11"><presentation:footer/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page-number>&lt;number&gt;</text:page-number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7cm" svg:height="9.562cm" svg:x="2cm" svg:y="2.5cm" presentation:class="page"/>
        <draw:frame presentation:style-name="Focu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4cm" svg:height="1.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4cm" svg:height="1.4cm" svg:x="11.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4cm" svg:height="1.4cm" svg:x="0cm" svg:y="28.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4cm" svg:height="1.4cm" svg:x="11.6cm" svg:y="28.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9.1cm" svg:height="9cm" svg:x="0cm" svg:y="0cm" svg:viewBox="0 0 9101 9001" draw:points="0,0 9101,0 6101,9001 0,4501">
        <text:p/>
      </draw:polygon>
      <draw:polygon draw:style-name="Mgr9" draw:layer="backgroundobjects" svg:width="15cm" svg:height="3cm" svg:x="9cm" svg:y="0cm" svg:viewBox="0 0 15001 3001" draw:points="1000,0 0,3001 15001,0">
        <text:p/>
      </draw:polygon>
      <draw:polygon draw:style-name="Mgr5" draw:text-style-name="MP7" draw:layer="backgroundobjects" svg:width="11cm" svg:height="10.5cm" svg:x="17cm" svg:y="0cm" svg:viewBox="0 0 11001 10501" draw:points="11001,0 0,2500 11001,10501">
        <text:p/>
      </draw:polygon>
      <draw:polygon draw:style-name="Mgr6" draw:text-style-name="MP8" draw:layer="backgroundobjects" svg:width="9cm" svg:height="8.75cm" svg:x="19cm" svg:y="7cm" svg:viewBox="0 0 9001 8751" draw:points="9001,4501 3000,0 0,8751 9001,8751">
        <text:p/>
      </draw:polygon>
      <draw:polygon draw:style-name="Mgr7" draw:text-style-name="MP9" draw:layer="backgroundobjects" svg:width="14cm" svg:height="3.25cm" svg:x="5cm" svg:y="12.5cm" svg:viewBox="0 0 14001 3251" draw:points="0,3251 13001,3251 14001,0">
        <text:p/>
      </draw:polygon>
      <draw:polygon draw:style-name="Mgr10" draw:layer="backgroundobjects" svg:width="11.1cm" svg:height="9.75cm" svg:x="0cm" svg:y="6cm" svg:viewBox="0 0 11101 9751" draw:points="0,9751 1602,9751 11101,7440 0,0">
        <text:p/>
      </draw:polygon>
      <draw:frame presentation:style-name="Mpr4" draw:text-style-name="MP2" draw:layer="backgroundobjects" svg:width="6.5cm" svg:height="1cm" svg:x="1cm" svg:y="14.5cm" presentation:class="date-time">
        <draw:text-box>
          <text:p text:style-name="MP1"><presentation:date-time/></text:p>
        </draw:text-box>
      </draw:frame>
      <draw:frame presentation:style-name="Mpr4" draw:text-style-name="MP12" draw:layer="backgroundobjects" svg:width="9cm" svg:height="1cm" svg:x="9.5cm" svg:y="14.5cm" presentation:class="footer">
        <draw:text-box>
          <text:p text:style-name="MP11"><presentation:footer/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page-number>&lt;number&gt;</text:page-number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7cm" svg:height="9.562cm" svg:x="2cm" svg:y="2.5cm" presentation:class="page"/>
        <draw:frame presentation:style-name="Focus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4cm" svg:height="1.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4cm" svg:height="1.4cm" svg:x="11.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4cm" svg:height="1.4cm" svg:x="0cm" svg:y="28.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4cm" svg:height="1.4cm" svg:x="11.6cm" svg:y="28.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5.5cm" svg:height="9.5cm" svg:x="0cm" svg:y="0cm" svg:viewBox="0 0 5501 9501" draw:points="0,0 0,8001 2500,9501 5501,0">
        <text:p/>
      </draw:polygon>
      <draw:polygon draw:style-name="Mgr9" draw:layer="backgroundobjects" svg:width="5.5cm" svg:height="1cm" svg:x="6.5cm" svg:y="0cm" svg:viewBox="0 0 5501 1001" draw:points="500,0 0,1001 5501,0">
        <text:p/>
      </draw:polygon>
      <draw:polygon draw:style-name="Mgr5" draw:text-style-name="MP7" draw:layer="backgroundobjects" svg:width="10cm" svg:height="7.5cm" svg:x="18cm" svg:y="0cm" svg:viewBox="0 0 10001 7501" draw:points="10001,0 1000,0 0,500 10001,7501">
        <text:p/>
      </draw:polygon>
      <draw:polygon draw:style-name="Mgr6" draw:text-style-name="MP8" draw:layer="backgroundobjects" svg:width="5.5cm" svg:height="9.25cm" svg:x="22.5cm" svg:y="6.5cm" svg:viewBox="0 0 5501 9251" draw:points="5501,9251 5501,2000 3001,0 0,9251">
        <text:p/>
      </draw:polygon>
      <draw:polygon draw:style-name="Mgr7" draw:text-style-name="MP9" draw:layer="backgroundobjects" svg:width="4.999cm" svg:height="1.25cm" svg:x="16.5cm" svg:y="14.5cm" svg:viewBox="0 0 5000 1251" draw:points="4500,1251 5000,0 0,1251">
        <text:p/>
      </draw:polygon>
      <draw:polygon draw:style-name="Mgr10" draw:layer="backgroundobjects" svg:width="9cm" svg:height="6.75cm" svg:x="0cm" svg:y="9cm" svg:viewBox="0 0 9001 6751" draw:points="0,0 0,6751 9001,6751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presentation:date-time/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2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Focus2-title" draw:layer="backgroundobjects" svg:width="17cm" svg:height="9.562cm" svg:x="2cm" svg:y="2.5cm" presentation:class="page"/>
        <draw:frame presentation:style-name="Focus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4cm" svg:height="1.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4cm" svg:height="1.4cm" svg:x="11.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4cm" svg:height="1.4cm" svg:x="0cm" svg:y="28.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4cm" svg:height="1.4cm" svg:x="11.6cm" svg:y="28.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3cm" svg:height="9.5cm" svg:x="0cm" svg:y="0cm" svg:viewBox="0 0 3001 9501" draw:points="0,0 0,9501 3001,0">
        <text:p/>
      </draw:polygon>
      <draw:polygon draw:style-name="Mgr5" draw:text-style-name="MP7" draw:layer="backgroundobjects" svg:width="6.5cm" svg:height="4.5cm" svg:x="21.5cm" svg:y="0cm" svg:viewBox="0 0 6501 4501" draw:points="6501,0 0,0 6501,4501">
        <text:p/>
      </draw:polygon>
      <draw:polygon draw:style-name="Mgr6" draw:text-style-name="MP8" draw:layer="backgroundobjects" svg:width="3cm" svg:height="8.75cm" svg:x="25cm" svg:y="7cm" svg:viewBox="0 0 3001 8751" draw:points="3001,8751 3001,0 0,8751">
        <text:p/>
      </draw:polygon>
      <draw:polygon draw:style-name="Mgr10" draw:layer="backgroundobjects" svg:width="5.5cm" svg:height="3.75cm" svg:x="0cm" svg:y="12cm" svg:viewBox="0 0 5501 3751" draw:points="0,0 0,3751 5501,3751">
        <text:p/>
      </draw:polygon>
      <draw:frame presentation:style-name="Mpr10" draw:text-style-name="MP2" draw:layer="backgroundobjects" svg:width="6.5cm" svg:height="1cm" svg:x="1cm" svg:y="14.5cm" presentation:class="date-time">
        <draw:text-box>
          <text:p text:style-name="MP1"><presentation:date-time/></text:p>
        </draw:text-box>
      </draw:frame>
      <draw:frame presentation:style-name="Mpr10" draw:text-style-name="MP12" draw:layer="backgroundobjects" svg:width="9cm" svg:height="1cm" svg:x="9.5cm" svg:y="14.5cm" presentation:class="footer">
        <draw:text-box>
          <text:p text:style-name="MP11"><text:span text:style-name="MT2"><presentation:footer/>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3"><text:page-number>&lt;number&gt;</text:page-number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7cm" svg:height="9.562cm" svg:x="2cm" svg:y="2.5cm" presentation:class="page"/>
        <draw:frame presentation:style-name="Focus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4cm" svg:height="1.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4cm" svg:height="1.4cm" svg:x="11.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4cm" svg:height="1.4cm" svg:x="0cm" svg:y="28.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4cm" svg:height="1.4cm" svg:x="11.6cm" svg:y="28.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3" draw:text-style-name="MP12" draw:layer="backgroundobjects" svg:width="8.875cm" svg:height="1.085cm" svg:x="9.576cm" svg:y="14.348cm" presentation:class="footer">
        <draw:text-box>
          <text:p text:style-name="MP11"><presentation:footer/></text:p>
        </draw:text-box>
      </draw:frame>
      <draw:frame presentation:style-name="Mpr13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11" draw:text-style-name="MP1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1" draw:text-style-name="MP13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12" draw:text-style-name="MP14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draw:layer="backgroundobjects" svg:width="26cm" svg:height="10.5cm" svg:x="1cm" svg:y="4.125cm" presentation:class="outline" presentation:placeholder="true">
        <draw:text-box/>
      </draw:frame>
      <draw:frame presentation:style-name="Mpr16" draw:layer="backgroundobjects" svg:width="8cm" svg:height="0.75cm" svg:x="1cm" svg:y="15cm" presentation:class="date-time">
        <draw:text-box>
          <text:p><presentation:date-time/></text:p>
        </draw:text-box>
      </draw:frame>
      <draw:frame presentation:style-name="Mpr16" draw:text-style-name="MP15" draw:layer="backgroundobjects" svg:width="9cm" svg:height="0.75cm" svg:x="9.5cm" svg:y="15cm" presentation:class="footer">
        <draw:text-box>
          <text:p text:style-name="MP15"><presentation:footer/></text:p>
        </draw:text-box>
      </draw:frame>
      <draw:frame presentation:style-name="Mpr17" draw:text-style-name="MP15" draw:layer="backgroundobjects" svg:width="2cm" svg:height="1.25cm" svg:x="25.5cm" svg:y="14.375cm" presentation:class="page-number">
        <draw:text-box>
          <text:p text:style-name="MP15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18" draw:layer="backgroundobjects" svg:width="9.113cm" svg:height="1.484cm" svg:x="0cm" svg:y="0cm" presentation:class="header">
          <draw:text-box>
            <text:p><text:span text:style-name="MT3"><presentation:header/></text:span></text:p>
          </draw:text-box>
        </draw:frame>
        <draw:frame presentation:style-name="Mpr18" draw:text-style-name="MP16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19" draw:text-style-name="MP17" draw:layer="backgroundobjects" svg:width="9.113cm" svg:height="1.484cm" svg:x="0cm" svg:y="28.215cm" presentation:class="footer">
          <draw:text-box>
            <text:p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6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4T19:58:57.395349226</meta:creation-date>
    <meta:editing-duration>PT27M8S</meta:editing-duration>
    <meta:editing-cycles>6</meta:editing-cycles>
    <meta:generator>LibreOffice/25.8.4.2$Linux_X86_64 LibreOffice_project/290daaa01b999472f0c7a3890eb6a550fd74c6df</meta:generator>
    <dc:title>Focus</dc:title>
    <dc:description>This work is licensed under a Creative Commons-0 licence.
It makes use of the works of Zirk.</dc:description>
    <dc:date>2026-02-04T21:57:32.288220484</dc:date>
    <meta:document-statistic meta:object-count="145"/>
  </office:meta>
</office:document-meta>
</file>